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8.548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FIL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uimain.xml</text:p>
          </table:table-cell>
          <table:table-cell table:style-name="ce1" office:value-type="string" table:number-columns-spanned="3" table:number-rows-spanned="1">
            <text:p>atlantis</text:p>
          </table:table-cell>
          <table:covered-table-cell table:style-name="ce1"/>
          <table:covered-table-cell table:style-name="ce2"/>
          <table:table-cell table:style-name="ce3" office:value-type="string" table:number-columns-spanned="3" table:number-rows-spanned="1">
            <text:p>custom</text:p>
          </table:table-cell>
          <table:covered-table-cell table:style-name="ce3"/>
          <table:covered-table-cell table:style-name="ce4"/>
          <table:table-cell/>
        </table:table-row>
        <table:table-row table:style-name="ro1">
          <table:table-cell/>
          <table:table-cell table:style-name="ce1" office:value-type="string">
            <text:p>xml</text:p>
          </table:table-cell>
          <table:table-cell table:style-name="ce1" office:value-type="string">
            <text:p>tga</text:p>
          </table:table-cell>
          <table:table-cell table:style-name="ce1" office:value-type="string">
            <text:p>dds</text:p>
          </table:table-cell>
          <table:table-cell table:style-name="ce3" office:value-type="string">
            <text:p>xml</text:p>
          </table:table-cell>
          <table:table-cell table:style-name="ce3" office:value-type="string">
            <text:p>tga</text:p>
          </table:table-cell>
          <table:table-cell table:style-name="ce3" office:value-type="string">
            <text:p>dds</text:p>
          </table:table-cell>
          <table:table-cell/>
        </table:table-row>
        <table:table-row table:style-name="ro1">
          <table:table-cell table:number-columns-repeated="2" office:value-type="string">
            <text:p>assets.xml</text:p>
          </table:table-cell>
          <table:table-cell office:value-type="string">
            <text:p>atlantis_01.tga</text:p>
          </table:table-cell>
          <table:table-cell office:value-type="string">
            <text:p>selected_icon.dds</text:p>
          </table:table-cell>
          <table:table-cell office:value-type="string">
            <text:p>assets.xml</text:p>
          </table:table-cell>
          <table:table-cell office:value-type="string">
            <text:p>atlantis_01.tga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>
            <text:p>base.xml</text:p>
          </table:table-cell>
          <table:table-cell office:value-type="string">
            <text:p>atlantis_02.tga</text:p>
          </table:table-cell>
          <table:table-cell office:value-type="string">
            <text:p>smallarrows.dds</text:p>
          </table:table-cell>
          <table:table-cell office:value-type="string">
            <text:p>-</text:p>
          </table:table-cell>
          <table:table-cell office:value-type="string">
            <text:p>atlantis_02.tga</text:p>
          </table:table-cell>
          <table:table-cell office:value-type="string">
            <text:p>smallarrows.dds</text:p>
          </table:table-cell>
          <table:table-cell/>
        </table:table-row>
        <table:table-row table:style-name="ro1">
          <table:table-cell table:number-columns-repeated="2" office:value-type="string">
            <text:p>bazaar_query.xml</text:p>
          </table:table-cell>
          <table:table-cell office:value-type="string">
            <text:p>atlantis_03.tga</text:p>
          </table:table-cell>
          <table:table-cell office:value-type="string">
            <text:p>-</text:p>
          </table:table-cell>
          <table:table-cell office:value-type="string">
            <text:p>bazaar_query.xml</text:p>
          </table:table-cell>
          <table:table-cell office:value-type="string">
            <text:p>-</text:p>
          </table:table-cell>
          <table:table-cell office:value-type="string">
            <text:p>ghost_bghighlight.dds</text:p>
          </table:table-cell>
          <table:table-cell/>
        </table:table-row>
        <table:table-row table:style-name="ro1">
          <table:table-cell table:number-columns-repeated="2" office:value-type="string">
            <text:p>channel_window.xml</text:p>
          </table:table-cell>
          <table:table-cell office:value-type="string">
            <text:p>atlantis_04.tga</text:p>
          </table:table-cell>
          <table:table-cell office:value-type="string">
            <text:p>-</text:p>
          </table:table-cell>
          <table:table-cell office:value-type="string">
            <text:p>channel_window.xml</text:p>
          </table:table-cell>
          <table:table-cell office:value-type="string">
            <text:p>atlantis_04.tga</text:p>
          </table:table-cell>
          <table:table-cell office:value-type="string">
            <text:p>ghost_extra.dds</text:p>
          </table:table-cell>
          <table:table-cell/>
        </table:table-row>
        <table:table-row table:style-name="ro1">
          <table:table-cell office:value-type="string">
            <text:p>ChatRename.xml</text:p>
          </table:table-cell>
          <table:table-cell office:value-type="string">
            <text:p>chatrename.xml</text:p>
          </table:table-cell>
          <table:table-cell office:value-type="string">
            <text:p>atlantis_04b.tga</text:p>
          </table:table-cell>
          <table:table-cell office:value-type="string">
            <text:p>-</text:p>
          </table:table-cell>
          <table:table-cell office:value-type="string">
            <text:p>chatrename.xml</text:p>
          </table:table-cell>
          <table:table-cell office:value-type="string">
            <text:p>-</text:p>
          </table:table-cell>
          <table:table-cell office:value-type="string">
            <text:p>ghost_rrchart.dds</text:p>
          </table:table-cell>
          <table:table-cell/>
        </table:table-row>
        <table:table-row table:style-name="ro1">
          <table:table-cell table:number-columns-repeated="2" office:value-type="string">
            <text:p>chat_config_window.xml</text:p>
          </table:table-cell>
          <table:table-cell office:value-type="string">
            <text:p>emoticons.tga</text:p>
          </table:table-cell>
          <table:table-cell office:value-type="string">
            <text:p>-</text:p>
          </table:table-cell>
          <table:table-cell office:value-type="string">
            <text:p>chat_config_window.xml</text:p>
          </table:table-cell>
          <table:table-cell office:value-type="string">
            <text:p>-</text:p>
          </table:table-cell>
          <table:table-cell office:value-type="string">
            <text:p>shazcompass_modg.dds</text:p>
          </table:table-cell>
          <table:table-cell/>
        </table:table-row>
        <table:table-row table:style-name="ro1">
          <table:table-cell table:number-columns-repeated="2" office:value-type="string">
            <text:p>chat_window.xml</text:p>
          </table:table-cell>
          <table:table-cell office:value-type="string">
            <text:p>frames_win.tga</text:p>
          </table:table-cell>
          <table:table-cell/>
          <table:table-cell office:value-type="string">
            <text:p>chat_window.xml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lock_window.xml</text:p>
          </table:table-cell>
          <table:table-cell office:value-type="string">
            <text:p>navigation.tga</text:p>
          </table:table-cell>
          <table:table-cell/>
          <table:table-cell office:value-type="string">
            <text:p>clock_window.xml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bat_icons.xml</text:p>
          </table:table-cell>
          <table:table-cell office:value-type="string">
            <text:p>selected_icon.tga</text:p>
          </table:table-cell>
          <table:table-cell/>
          <table:table-cell office:value-type="string">
            <text:p>-</text:p>
          </table:table-cell>
          <table:table-cell office:value-type="string">
            <text:p>selected_icon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ommand_window.xml</text:p>
          </table:table-cell>
          <table:table-cell office:value-type="string">
            <text:p>-</text:p>
          </table:table-cell>
          <table:table-cell/>
          <table:table-cell office:value-type="string">
            <text:p>command_window.xml</text:p>
          </table:table-cell>
          <table:table-cell office:value-type="string">
            <text:p>albmap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ommunity_window.xml</text:p>
          </table:table-cell>
          <table:table-cell office:value-type="string">
            <text:p>-</text:p>
          </table:table-cell>
          <table:table-cell/>
          <table:table-cell office:value-type="string">
            <text:p>community_window.xml</text:p>
          </table:table-cell>
          <table:table-cell office:value-type="string">
            <text:p>ghost_arial09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ompass.xml</text:p>
          </table:table-cell>
          <table:table-cell office:value-type="string">
            <text:p>-</text:p>
          </table:table-cell>
          <table:table-cell/>
          <table:table-cell office:value-type="string">
            <text:p>compass.xml</text:p>
          </table:table-cell>
          <table:table-cell office:value-type="string">
            <text:p>ghost_arial11b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oncentration_window.xml</text:p>
          </table:table-cell>
          <table:table-cell office:value-type="string">
            <text:p>-</text:p>
          </table:table-cell>
          <table:table-cell/>
          <table:table-cell office:value-type="string">
            <text:p>concentration_window.xml</text:p>
          </table:table-cell>
          <table:table-cell office:value-type="string">
            <text:p>ghost_bookantiqua14_bold_outlined_normalized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ontext_window.xml</text:p>
          </table:table-cell>
          <table:table-cell office:value-type="string">
            <text:p>-</text:p>
          </table:table-cell>
          <table:table-cell/>
          <table:table-cell office:value-type="string">
            <text:p>context_window.xml</text:p>
          </table:table-cell>
          <table:table-cell office:value-type="string">
            <text:p>ghost_extra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aoc_subclass_window.xml</text:p>
          </table:table-cell>
          <table:table-cell office:value-type="string">
            <text:p>-</text:p>
          </table:table-cell>
          <table:table-cell/>
          <table:table-cell office:value-type="string">
            <text:p>daoc_subclass_window.xml</text:p>
          </table:table-cell>
          <table:table-cell office:value-type="string">
            <text:p>ghost_hh_orb_textures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emblem_picker.xml</text:p>
          </table:table-cell>
          <table:table-cell office:value-type="string">
            <text:p>-</text:p>
          </table:table-cell>
          <table:table-cell/>
          <table:table-cell office:value-type="string">
            <text:p>emblem_picker.xml</text:p>
          </table:table-cell>
          <table:table-cell office:value-type="string">
            <text:p>ghost_hh_reverse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emoticon_window.xml</text:p>
          </table:table-cell>
          <table:table-cell office:value-type="string">
            <text:p>-</text:p>
          </table:table-cell>
          <table:table-cell/>
          <table:table-cell office:value-type="string">
            <text:p>emoticon_window.xml</text:p>
          </table:table-cell>
          <table:table-cell office:value-type="string">
            <text:p>ghost_hh_statusicon_orb_original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float_champ_exp_window.xml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host_hh_statusicon_orb_singlered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float_level_exp_window.xml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host_hh_statusicon_original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float_realm_exp_window.xml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host_logo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float_target_window.xml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host_logo_page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group_buffs.xml</text:p>
          </table:table-cell>
          <table:table-cell office:value-type="string">
            <text:p>-</text:p>
          </table:table-cell>
          <table:table-cell/>
          <table:table-cell office:value-type="string">
            <text:p>group_buffs.xml</text:p>
          </table:table-cell>
          <table:table-cell office:value-type="string">
            <text:p>ghost_page1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group_results_window.xml</text:p>
          </table:table-cell>
          <table:table-cell office:value-type="string">
            <text:p>-</text:p>
          </table:table-cell>
          <table:table-cell/>
          <table:table-cell office:value-type="string">
            <text:p>group_results_window.xml</text:p>
          </table:table-cell>
          <table:table-cell office:value-type="string">
            <text:p>ghost_page2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help_window.xml</text:p>
          </table:table-cell>
          <table:table-cell office:value-type="string">
            <text:p>-</text:p>
          </table:table-cell>
          <table:table-cell/>
          <table:table-cell office:value-type="string">
            <text:p>help_window.xml</text:p>
          </table:table-cell>
          <table:table-cell office:value-type="string">
            <text:p>ghost_rrchart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hookpoint_merchant_window.xml</text:p>
          </table:table-cell>
          <table:table-cell office:value-type="string">
            <text:p>-</text:p>
          </table:table-cell>
          <table:table-cell/>
          <table:table-cell office:value-type="string">
            <text:p>hookpoint_merchant_window.xml</text:p>
          </table:table-cell>
          <table:table-cell office:value-type="string">
            <text:p>ghost_statusbars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info_window.xml</text:p>
          </table:table-cell>
          <table:table-cell office:value-type="string">
            <text:p>-</text:p>
          </table:table-cell>
          <table:table-cell/>
          <table:table-cell office:value-type="string">
            <text:p>info_window.xml</text:p>
          </table:table-cell>
          <table:table-cell office:value-type="string">
            <text:p>ghost_tahoma11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interact_window.xml</text:p>
          </table:table-cell>
          <table:table-cell office:value-type="string">
            <text:p>-</text:p>
          </table:table-cell>
          <table:table-cell/>
          <table:table-cell office:value-type="string">
            <text:p>interact_window.xml</text:p>
          </table:table-cell>
          <table:table-cell office:value-type="string">
            <text:p>ghost_tahoma12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interface_elements_window.xml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host_tahoma9.t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tem_icons.xml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host_uielements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keep_status_window.xml</text:p>
          </table:table-cell>
          <table:table-cell office:value-type="string">
            <text:p>-</text:p>
          </table:table-cell>
          <table:table-cell/>
          <table:table-cell office:value-type="string">
            <text:p>keep_status_window.xml</text:p>
          </table:table-cell>
          <table:table-cell office:value-type="string">
            <text:p>ghost_uielements2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keep_upgrade_window.xml</text:p>
          </table:table-cell>
          <table:table-cell office:value-type="string">
            <text:p>-</text:p>
          </table:table-cell>
          <table:table-cell/>
          <table:table-cell office:value-type="string">
            <text:p>keep_upgrade_window.xml</text:p>
          </table:table-cell>
          <table:table-cell office:value-type="string">
            <text:p>ghost_verdana11_shadowed_normalized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key_config.xml</text:p>
          </table:table-cell>
          <table:table-cell office:value-type="string">
            <text:p>-</text:p>
          </table:table-cell>
          <table:table-cell/>
          <table:table-cell office:value-type="string">
            <text:p>key_config.xml</text:p>
          </table:table-cell>
          <table:table-cell office:value-type="string">
            <text:p>ghost_verdana12_bold_shadowed_normalized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lfg_window.xml</text:p>
          </table:table-cell>
          <table:table-cell office:value-type="string">
            <text:p>-</text:p>
          </table:table-cell>
          <table:table-cell/>
          <table:table-cell office:value-type="string">
            <text:p>lfg_window.xml</text:p>
          </table:table-cell>
          <table:table-cell office:value-type="string">
            <text:p>ghost_verdana14_bold_shadowed_normalized.tga</text:p>
          </table:table-cell>
          <table:table-cell table:number-columns-repeated="2"/>
        </table:table-row>
        <table:table-row table:style-name="ro1">
          <table:table-cell office:value-type="string">
            <text:p>main_menu_window.xml<text:tab/></text:p>
          </table:table-cell>
          <table:table-cell office:value-type="string">
            <text:p>main_menu_window.xml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host_verdana14_shadowed_normalized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ap_window.xml</text:p>
          </table:table-cell>
          <table:table-cell office:value-type="string">
            <text:p>-</text:p>
          </table:table-cell>
          <table:table-cell/>
          <table:table-cell office:value-type="string">
            <text:p>map_window.xml</text:p>
          </table:table-cell>
          <table:table-cell office:value-type="string">
            <text:p>ghost_verdana9_shadowed_normalized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aster_level_window.xml</text:p>
          </table:table-cell>
          <table:table-cell office:value-type="string">
            <text:p>-</text:p>
          </table:table-cell>
          <table:table-cell/>
          <table:table-cell office:value-type="string">
            <text:p>master_level_window.xml</text:p>
          </table:table-cell>
          <table:table-cell office:value-type="string">
            <text:p>ghost_verdana_10_plain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enu_bar_window.xml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ibmap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erchant_window.xml</text:p>
          </table:table-cell>
          <table:table-cell office:value-type="string">
            <text:p>-</text:p>
          </table:table-cell>
          <table:table-cell/>
          <table:table-cell office:value-type="string">
            <text:p>merchant_window.xml</text:p>
          </table:table-cell>
          <table:table-cell office:value-type="string">
            <text:p>map_icons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inicraft_window.xml</text:p>
          </table:table-cell>
          <table:table-cell office:value-type="string">
            <text:p>-</text:p>
          </table:table-cell>
          <table:table-cell/>
          <table:table-cell office:value-type="string">
            <text:p>minicraft_window.xml</text:p>
          </table:table-cell>
          <table:table-cell office:value-type="string">
            <text:p>midmap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inifriends_window.xml</text:p>
          </table:table-cell>
          <table:table-cell office:value-type="string">
            <text:p>-</text:p>
          </table:table-cell>
          <table:table-cell/>
          <table:table-cell office:value-type="string">
            <text:p>minifriends_window.xml</text:p>
          </table:table-cell>
          <table:table-cell office:value-type="string">
            <text:p>realm_symb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inigroup_window.xml</text:p>
          </table:table-cell>
          <table:table-cell office:value-type="string">
            <text:p>-</text:p>
          </table:table-cell>
          <table:table-cell/>
          <table:table-cell office:value-type="string">
            <text:p>minigroup_window.xml</text:p>
          </table:table-cell>
          <table:table-cell office:value-type="string">
            <text:p>shazcompass_modg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iniinfo_window.xml</text:p>
          </table:table-cell>
          <table:table-cell office:value-type="string">
            <text:p>-</text:p>
          </table:table-cell>
          <table:table-cell/>
          <table:table-cell office:value-type="string">
            <text:p>miniinfo_window.xml</text:p>
          </table:table-cell>
          <table:table-cell office:value-type="string">
            <text:p>_gh_o_atlantis_01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inipet_window.xml</text:p>
          </table:table-cell>
          <table:table-cell office:value-type="string">
            <text:p>-</text:p>
          </table:table-cell>
          <table:table-cell/>
          <table:table-cell office:value-type="string">
            <text:p>minipet_window.xml</text:p>
          </table:table-cell>
          <table:table-cell office:value-type="string">
            <text:p>_gh_o_atlantis_02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ino_relic_window.xml</text:p>
          </table:table-cell>
          <table:table-cell office:value-type="string">
            <text:p>-</text:p>
          </table:table-cell>
          <table:table-cell/>
          <table:table-cell office:value-type="string">
            <text:p>mino_relic_window.xml</text:p>
          </table:table-cell>
          <table:table-cell office:value-type="string">
            <text:p>_gh_o_atlantis_03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ount_window.xml</text:p>
          </table:table-cell>
          <table:table-cell office:value-type="string">
            <text:p>-</text:p>
          </table:table-cell>
          <table:table-cell/>
          <table:table-cell office:value-type="string">
            <text:p>mount_window.xml</text:p>
          </table:table-cell>
          <table:table-cell office:value-type="string">
            <text:p>_gh_o_atlantis_04b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new_group_window.xml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_gh_o_navigation.tga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new_quest_finish_window.xml</text:p>
          </table:table-cell>
          <table:table-cell table:number-columns-repeated="2"/>
          <table:table-cell office:value-type="string">
            <text:p>new_quest_finish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new_quest_journal_window.xml</text:p>
          </table:table-cell>
          <table:table-cell table:number-columns-repeated="2"/>
          <table:table-cell office:value-type="string">
            <text:p>new_quest_journal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new_quest_window.xml</text:p>
          </table:table-cell>
          <table:table-cell table:number-columns-repeated="2"/>
          <table:table-cell office:value-type="string">
            <text:p>new_quest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new_summary_window.xml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options_window.xml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performance_window.xml</text:p>
          </table:table-cell>
          <table:table-cell table:number-columns-repeated="2"/>
          <table:table-cell office:value-type="string">
            <text:p>performance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quest_window.xml</text:p>
          </table:table-cell>
          <table:table-cell table:number-columns-repeated="2"/>
          <table:table-cell office:value-type="string">
            <text:p>quest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quiver_window.xml</text:p>
          </table:table-cell>
          <table:table-cell table:number-columns-repeated="2"/>
          <table:table-cell office:value-type="string">
            <text:p>quiver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realmwar_agramon.xml</text:p>
          </table:table-cell>
          <table:table-cell table:number-columns-repeated="2"/>
          <table:table-cell office:value-type="string">
            <text:p>realmwar_agramon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realmwar_alb.xml</text:p>
          </table:table-cell>
          <table:table-cell table:number-columns-repeated="2"/>
          <table:table-cell office:value-type="string">
            <text:p>realmwar_alb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realmwar_hib.xml</text:p>
          </table:table-cell>
          <table:table-cell table:number-columns-repeated="2"/>
          <table:table-cell office:value-type="string">
            <text:p>realmwar_hib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realmwar_key.xml</text:p>
          </table:table-cell>
          <table:table-cell table:number-columns-repeated="2"/>
          <table:table-cell office:value-type="string">
            <text:p>realmwar_key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realmwar_mid.xml</text:p>
          </table:table-cell>
          <table:table-cell table:number-columns-repeated="2"/>
          <table:table-cell office:value-type="string">
            <text:p>realmwar_mid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realm_bonuses.xml</text:p>
          </table:table-cell>
          <table:table-cell table:number-columns-repeated="2"/>
          <table:table-cell office:value-type="string">
            <text:p>realm_bonuses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release_window.xml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iegetower_status_window.xml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iege_window.xml</text:p>
          </table:table-cell>
          <table:table-cell table:number-columns-repeated="2"/>
          <table:table-cell office:value-type="string">
            <text:p>siege_window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kill_icons.xml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ell_icons.xml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tats_attributes_window.xml</text:p>
          </table:table-cell>
          <table:table-cell table:number-columns-repeated="2"/>
          <table:table-cell office:value-type="string">
            <text:p>stats_attributes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tats_combat_window.xml</text:p>
          </table:table-cell>
          <table:table-cell table:number-columns-repeated="2"/>
          <table:table-cell office:value-type="string">
            <text:p>stats_combat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tats_group_window.xml</text:p>
          </table:table-cell>
          <table:table-cell table:number-columns-repeated="2"/>
          <table:table-cell office:value-type="string">
            <text:p>stats_group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tats_index_window.xml</text:p>
          </table:table-cell>
          <table:table-cell table:number-columns-repeated="2"/>
          <table:table-cell office:value-type="string">
            <text:p>stats_index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tats_spec_abil_window.xml</text:p>
          </table:table-cell>
          <table:table-cell table:number-columns-repeated="2"/>
          <table:table-cell office:value-type="string">
            <text:p>stats_spec_abil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tats_spells_window.xml</text:p>
          </table:table-cell>
          <table:table-cell table:number-columns-repeated="2"/>
          <table:table-cell office:value-type="string">
            <text:p>stats_spells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tyles.xml</text:p>
          </table:table-cell>
          <table:table-cell table:number-columns-repeated="2"/>
          <table:table-cell office:value-type="string">
            <text:p>styles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summary.xml</text:p>
          </table:table-cell>
          <table:table-cell table:number-columns-repeated="2"/>
          <table:table-cell office:value-type="string">
            <text:p>summary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timer_window.xml</text:p>
          </table:table-cell>
          <table:table-cell table:number-columns-repeated="2"/>
          <table:table-cell office:value-type="string">
            <text:p>timer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title_window.xml</text:p>
          </table:table-cell>
          <table:table-cell table:number-columns-repeated="2"/>
          <table:table-cell office:value-type="string">
            <text:p>title_window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train.xml</text:p>
          </table:table-cell>
          <table:table-cell table:number-columns-repeated="2"/>
          <table:table-cell office:value-type="string">
            <text:p>train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training_window.xml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imain.xml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value_chooser.xml</text:p>
          </table:table-cell>
          <table:table-cell table:number-columns-repeated="2"/>
          <table:table-cell office:value-type="string">
            <text:p>value_chooser.xml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vault_window.xml</text:p>
          </table:table-cell>
          <table:table-cell table:number-columns-repeated="2"/>
          <table:table-cell office:value-type="string">
            <text:p>vault_window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apon_icons.xml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options_window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alpha_chooser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styles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chatfont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clxp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concstatus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floating_endurance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floating_power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fonts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grouptoolbar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horiz_group_window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inventory_button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miniresists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ministats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mlxp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pulse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rp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rpchart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rrmini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targetbarcolor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targetwindow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toolbar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windowmanager.xm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ghost_xp.xml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FILES.A1:FILES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 style:data-style-name="N2" text:time-value="0000-00-00T15:10:48.4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8M52S</meta:editing-duration>
    <meta:editing-cycles>17</meta:editing-cycles>
    <meta:generator>LibreOffice/4.0.0.3$Windows_x86 LibreOffice_project/7545bee9c2a0782548772a21bc84a9dcc583b89</meta:generator>
    <dc:date>2013-02-13T21:40:38.73</dc:date>
    <meta:document-statistic meta:table-count="1" meta:cell-count="397" meta:object-count="0"/>
    <meta:user-defined meta:name="Info 1"/>
    <meta:user-defined meta:name="Info 2"/>
    <meta:user-defined meta:name="Info 3"/>
    <meta:user-defined meta:name="Info 4"/>
  </office:meta>
</office:document-meta>
</file>